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fo:font-size="18pt" officeooo:rsid="000d9c21" officeooo:paragraph-rsid="000f05d8" style:font-size-asian="18pt" style:font-size-complex="18pt"/>
    </style:style>
    <style:style style:name="P2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0d9c21" officeooo:paragraph-rsid="000f05d8"/>
    </style:style>
    <style:style style:name="P3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0d9c21" officeooo:paragraph-rsid="0018948f"/>
    </style:style>
    <style:style style:name="P4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fo:color="#008000" officeooo:rsid="0000bb06" officeooo:paragraph-rsid="0018948f"/>
    </style:style>
    <style:style style:name="P5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268e7a" officeooo:paragraph-rsid="0018948f"/>
    </style:style>
    <style:style style:name="P6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fo:color="#ff0000" officeooo:rsid="00296ba3" officeooo:paragraph-rsid="0018948f"/>
    </style:style>
    <style:style style:name="P7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235aa1" officeooo:paragraph-rsid="0018948f"/>
    </style:style>
    <style:style style:name="P8" style:family="paragraph" style:parent-style-name="Standard">
      <style:paragraph-properties fo:margin-left="0cm" fo:margin-right="0cm" fo:margin-top="0.101cm" fo:margin-bottom="0cm" loext:contextual-spacing="false" fo:text-indent="0cm" style:auto-text-indent="false" fo:break-before="page"/>
      <style:text-properties officeooo:rsid="000d9c21" officeooo:paragraph-rsid="000f05d8"/>
    </style:style>
    <style:style style:name="P9" style:family="paragraph" style:parent-style-name="Standard">
      <style:paragraph-properties fo:margin-top="0.101cm" fo:margin-bottom="0cm" loext:contextual-spacing="false"/>
      <style:text-properties officeooo:rsid="00235aa1" officeooo:paragraph-rsid="0018948f"/>
    </style:style>
    <style:style style:name="P10" style:family="paragraph" style:parent-style-name="Standard">
      <style:paragraph-properties fo:margin-top="0.101cm" fo:margin-bottom="0cm" loext:contextual-spacing="false"/>
      <style:text-properties officeooo:paragraph-rsid="0018948f"/>
    </style:style>
    <style:style style:name="P11" style:family="paragraph" style:parent-style-name="Standard">
      <style:paragraph-properties fo:margin-top="0.101cm" fo:margin-bottom="0cm" loext:contextual-spacing="false" fo:break-before="page"/>
      <style:text-properties officeooo:paragraph-rsid="0018948f"/>
    </style:style>
    <style:style style:name="P12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18948f"/>
    </style:style>
    <style:style style:name="P13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18948f" style:font-size-asian="14pt" style:font-size-complex="14pt"/>
    </style:style>
    <style:style style:name="P14" style:family="paragraph" style:parent-style-name="Standard">
      <style:paragraph-properties fo:margin-left="2.501cm" fo:margin-right="0cm" fo:margin-top="0.101cm" fo:margin-bottom="0cm" loext:contextual-spacing="false" fo:text-indent="-0.635cm" style:auto-text-indent="false"/>
      <style:text-properties officeooo:rsid="00277c45" officeooo:paragraph-rsid="00277c45"/>
    </style:style>
    <style:style style:name="P15" style:family="paragraph" style:parent-style-name="Standard" style:list-style-name="L1">
      <style:paragraph-properties fo:margin-top="0.101cm" fo:margin-bottom="0cm" loext:contextual-spacing="false"/>
      <style:text-properties officeooo:rsid="0000bb06" officeooo:paragraph-rsid="0018948f"/>
    </style:style>
    <style:style style:name="P16" style:family="paragraph" style:parent-style-name="Standard" style:list-style-name="L1">
      <style:paragraph-properties fo:margin-top="0.101cm" fo:margin-bottom="0cm" loext:contextual-spacing="false"/>
      <style:text-properties officeooo:rsid="0000bb06" officeooo:paragraph-rsid="0019fb8d"/>
    </style:style>
    <style:style style:name="P17" style:family="paragraph" style:parent-style-name="Standard" style:list-style-name="L3">
      <style:paragraph-properties fo:margin-top="0.101cm" fo:margin-bottom="0cm" loext:contextual-spacing="false"/>
      <style:text-properties officeooo:rsid="0000bb06" officeooo:paragraph-rsid="0018948f"/>
    </style:style>
    <style:style style:name="P18" style:family="paragraph" style:parent-style-name="Standard" style:list-style-name="L3">
      <style:paragraph-properties fo:margin-top="0.101cm" fo:margin-bottom="0cm" loext:contextual-spacing="false"/>
      <style:text-properties officeooo:rsid="0000bb06" officeooo:paragraph-rsid="001f7d07"/>
    </style:style>
    <style:style style:name="P19" style:family="paragraph" style:parent-style-name="Standard" style:list-style-name="L1">
      <style:paragraph-properties fo:margin-top="0.101cm" fo:margin-bottom="0cm" loext:contextual-spacing="false"/>
      <style:text-properties officeooo:rsid="00171eca" officeooo:paragraph-rsid="0018948f"/>
    </style:style>
    <style:style style:name="P20" style:family="paragraph" style:parent-style-name="Standard" style:list-style-name="L3">
      <style:paragraph-properties fo:margin-top="0.101cm" fo:margin-bottom="0cm" loext:contextual-spacing="false"/>
      <style:text-properties officeooo:rsid="00171eca" officeooo:paragraph-rsid="0018948f"/>
    </style:style>
    <style:style style:name="P21" style:family="paragraph" style:parent-style-name="Standard" style:list-style-name="L1">
      <style:paragraph-properties fo:margin-top="0.101cm" fo:margin-bottom="0cm" loext:contextual-spacing="false"/>
      <style:text-properties officeooo:rsid="001af2a0" officeooo:paragraph-rsid="001af2a0"/>
    </style:style>
    <style:style style:name="P22" style:family="paragraph" style:parent-style-name="Standard" style:list-style-name="L3">
      <style:paragraph-properties fo:margin-top="0.101cm" fo:margin-bottom="0cm" loext:contextual-spacing="false"/>
      <style:text-properties officeooo:rsid="001af2a0" officeooo:paragraph-rsid="001f7d07"/>
    </style:style>
    <style:style style:name="P23" style:family="paragraph" style:parent-style-name="Standard" style:list-style-name="L5">
      <style:paragraph-properties fo:margin-top="0.101cm" fo:margin-bottom="0cm" loext:contextual-spacing="false"/>
      <style:text-properties officeooo:rsid="002a3eca" officeooo:paragraph-rsid="002a3eca"/>
    </style:style>
    <style:style style:name="P24" style:family="paragraph" style:parent-style-name="Standard">
      <style:paragraph-properties fo:margin-top="0.101cm" fo:margin-bottom="0cm" loext:contextual-spacing="false"/>
      <style:text-properties officeooo:paragraph-rsid="0018948f"/>
    </style:style>
    <style:style style:name="P25" style:family="paragraph" style:parent-style-name="Standard" style:list-style-name="L2">
      <style:paragraph-properties fo:margin-left="1.866cm" fo:margin-right="0cm" fo:margin-top="0.101cm" fo:margin-bottom="0cm" loext:contextual-spacing="false" fo:text-indent="0cm" style:auto-text-indent="false"/>
      <style:text-properties officeooo:rsid="001c5d9c" officeooo:paragraph-rsid="001c5d9c"/>
    </style:style>
    <style:style style:name="P26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2pt" officeooo:rsid="001f7d07" officeooo:paragraph-rsid="0018948f" style:font-size-asian="12pt" style:font-size-complex="12pt"/>
    </style:style>
    <style:style style:name="P27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15907f" officeooo:paragraph-rsid="0018948f"/>
    </style:style>
    <style:style style:name="P28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color="#ff0000" officeooo:rsid="00296ba3" officeooo:paragraph-rsid="0018948f"/>
    </style:style>
    <style:style style:name="P29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268e7a" officeooo:paragraph-rsid="0018948f"/>
    </style:style>
    <style:style style:name="P30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268e7a" officeooo:paragraph-rsid="00292568"/>
    </style:style>
    <style:style style:name="P31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292568" officeooo:paragraph-rsid="00292568"/>
    </style:style>
    <style:style style:name="T1" style:family="text">
      <style:text-properties officeooo:rsid="00108d6c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0bb06" style:font-size-asian="14pt" style:font-size-complex="14pt"/>
    </style:style>
    <style:style style:name="T4" style:family="text">
      <style:text-properties fo:font-size="14pt" officeooo:rsid="00108d6c" style:font-size-asian="14pt" style:font-size-complex="14pt"/>
    </style:style>
    <style:style style:name="T5" style:family="text">
      <style:text-properties fo:font-size="14pt" officeooo:rsid="00292568" style:font-size-asian="14pt" style:font-size-complex="14pt"/>
    </style:style>
    <style:style style:name="T6" style:family="text">
      <style:text-properties fo:font-size="14pt" style:font-size-asian="12.25pt" style:font-size-complex="14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officeooo:rsid="001546e7"/>
    </style:style>
    <style:style style:name="T9" style:family="text">
      <style:text-properties officeooo:rsid="0018a238"/>
    </style:style>
    <style:style style:name="T10" style:family="text">
      <style:text-properties style:use-window-font-color="true" fo:font-size="14pt" style:font-size-asian="14pt" style:font-size-complex="14pt"/>
    </style:style>
    <style:style style:name="T11" style:family="text">
      <style:text-properties style:use-window-font-color="true" fo:font-size="14pt" officeooo:rsid="00108d6c" style:font-size-asian="14pt" style:font-size-complex="14pt"/>
    </style:style>
    <style:style style:name="T12" style:family="text">
      <style:text-properties style:use-window-font-color="true" fo:font-size="14pt" officeooo:rsid="0000bb06" style:font-size-asian="14pt" style:font-size-complex="14pt"/>
    </style:style>
    <style:style style:name="T13" style:family="text">
      <style:text-properties style:use-window-font-color="true" fo:font-size="14pt" officeooo:rsid="00292568" style:font-size-asian="14pt" style:font-size-complex="14pt"/>
    </style:style>
    <style:style style:name="T14" style:family="text">
      <style:text-properties officeooo:rsid="00154386"/>
    </style:style>
    <style:style style:name="T15" style:family="text">
      <style:text-properties officeooo:rsid="0019fb8d"/>
    </style:style>
    <style:style style:name="T16" style:family="text">
      <style:text-properties officeooo:rsid="001c5d9c"/>
    </style:style>
    <style:style style:name="T17" style:family="text">
      <style:text-properties officeooo:rsid="001f7d07"/>
    </style:style>
    <style:style style:name="T18" style:family="text">
      <style:text-properties fo:font-size="12pt" officeooo:rsid="001f7d07" style:font-size-asian="12pt" style:font-size-complex="12pt"/>
    </style:style>
    <style:style style:name="T19" style:family="text">
      <style:text-properties fo:font-size="12pt" officeooo:rsid="0022c69d" style:font-size-asian="12pt" style:font-size-complex="12pt"/>
    </style:style>
    <style:style style:name="T20" style:family="text">
      <style:text-properties officeooo:rsid="001fa8b7"/>
    </style:style>
    <style:style style:name="T21" style:family="text">
      <style:text-properties officeooo:rsid="00292568"/>
    </style:style>
    <style:style style:name="T22" style:family="text">
      <style:text-properties officeooo:rsid="002aaa7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1"><text:span text:style-name="T1">UC25</text:span>: <text:span text:style-name="T21">Verifica correttezza regola</text:span></text:p>
      <text:p text:style-name="P2"><text:s/></text:p>
      <text:p text:style-name="P3"/>
      <text:p text:style-name="P3"/>
      <text:p text:style-name="P13"><text:span text:style-name="T1">Test 1</text:span>:<text:tab/><text:span text:style-name="T21">Regola Corretta</text:span></text:p>
      <text:p text:style-name="P12"/>
      <text:p text:style-name="P13">Input:</text:p>
      <text:list xml:id="list7555278394557832691" text:style-name="L1">
        <text:list-item>
          <text:p text:style-name="P15">Apertura di un foglio di lavoro selezionando: File/Nuova Regola</text:p>
        </text:list-item>
        <text:list-item>
          <text:p text:style-name="P19">Inserimento nome regola “rule_n”</text:p>
        </text:list-item>
        <text:list-item>
          <text:p text:style-name="P15">Inserimento Operatore selezionando: <text:span text:style-name="T9">MediaMobile</text:span>/<text:span text:style-name="T9">long</text:span></text:p>
        </text:list-item>
        <text:list-item>
          <text:p text:style-name="P16">Selezion<text:span text:style-name="T14">e</text:span> con tasto destro sull’operatore inserito al passo precedente</text:p>
        </text:list-item>
        <text:list-item>
          <text:p text:style-name="P16">Selezione opzione <text:span text:style-name="T15">Setta parametri</text:span> dal context Menu</text:p>
        </text:list-item>
        <text:list-item>
          <text:p text:style-name="P21">Inserimento valore di TempoIniziale “3” nel menu comparso <text:span text:style-name="T16">(e successiva conferma)</text:span></text:p>
        </text:list-item>
      </text:list>
      <text:p text:style-name="P13">Output atteso:</text:p>
      <text:list xml:id="list4041093587527153243" text:style-name="L2">
        <text:list-header>
          <text:p text:style-name="P25">Il nuovo valore del parametro TempoIniziale viene memorizzato</text:p>
          <text:p text:style-name="P25">La verifica della corretta memorizzazione può avvenire rifacendo il procedimento, dopo il passo 5, il valore “3” viene visualizzato come valore attuale del parametro</text:p>
        </text:list-header>
      </text:list>
      <text:p text:style-name="P14"/>
      <text:p text:style-name="P14"/>
      <text:p text:style-name="P4"><text:tab/></text:p>
      <text:p text:style-name="P4"/>
      <text:p text:style-name="P5"><text:tab/><text:span text:style-name="T4">Test 2</text:span><text:span text:style-name="T3">: <text:tab/></text:span><text:span text:style-name="T5">Foglio di lavoro vuoto</text:span></text:p>
      <text:p text:style-name="P12"/>
      <text:p text:style-name="P13">Input:</text:p>
      <text:list xml:id="list6891408235391919332" text:style-name="L3">
        <text:list-item>
          <text:p text:style-name="P17">Apertura di un foglio di lavoro selezionando: File/Nuova Regola</text:p>
        </text:list-item>
        <text:list-item>
          <text:p text:style-name="P20">Inserimento nome regola “rule_n”</text:p>
        </text:list-item>
        <text:list-item>
          <text:p text:style-name="P17">Inserimento Operatore selezionando: <text:span text:style-name="T17">ContatoreTransizioni/transizioni01</text:span></text:p>
        </text:list-item>
        <text:list-item>
          <text:p text:style-name="P18">Selezion<text:span text:style-name="T14">e</text:span> con tasto destro sull’operatore inserito al passo precedente</text:p>
        </text:list-item>
        <text:list-item>
          <text:p text:style-name="P18">Selezione opzione <text:span text:style-name="T15">Setta parametri</text:span> dal context Menu</text:p>
        </text:list-item>
        <text:list-item>
          <text:p text:style-name="P22">Inserimento valore di TempoIniziale “3” nel menu comparso <text:span text:style-name="T16">(e successiva conferma)</text:span></text:p>
        </text:list-item>
      </text:list>
      <text:p text:style-name="P13">Output atteso:</text:p>
      <text:p text:style-name="P12"><text:span text:style-name="T2"><text:tab/></text:span><text:span text:style-name="T19">Il sistema mostra</text:span><text:span text:style-name="T18"> un messaggio di errore “Valore non compatibile”</text:span></text:p>
      <text:p text:style-name="P26"><text:tab/>Il sistema richiede richiesto di reinserire il parametro</text:p>
      <text:p text:style-name="P10"/>
      <text:p text:style-name="P10"/>
      <text:p text:style-name="P10"/>
      <text:p text:style-name="P10"/>
      <text:p text:style-name="P11"/>
      <text:p text:style-name="P5"><text:tab/><text:span text:style-name="T4">Test </text:span><text:span text:style-name="T5">3</text:span><text:span text:style-name="T3">: <text:tab/></text:span><text:span text:style-name="T13">Mancanza segnale di ingresso</text:span></text:p>
      <text:p text:style-name="P5"><text:span text:style-name="T13"/></text:p>
      <text:p text:style-name="P30"><text:span text:style-name="T13"><text:tab/></text:span><text:span text:style-name="T11">Test </text:span><text:span text:style-name="T13">4</text:span><text:span text:style-name="T12">: <text:tab/></text:span><text:span text:style-name="T13">Mancanza segnale di uscita</text:span></text:p>
      <text:p text:style-name="P30"><text:span text:style-name="T13"/></text:p>
      <text:p text:style-name="P31"><text:span text:style-name="T10"><text:tab/></text:span><text:span text:style-name="T11">Test </text:span><text:span text:style-name="T10">5</text:span><text:span text:style-name="T12">: <text:tab/></text:span><text:span text:style-name="T10">Non tutto collegato</text:span></text:p>
      <text:p text:style-name="P31"><text:span text:style-name="T10"/></text:p>
      <text:p text:style-name="P31"><text:span text:style-name="T10"><text:tab/></text:span><text:span text:style-name="T11">Test </text:span><text:span text:style-name="T10">6</text:span><text:span text:style-name="T12">: <text:tab/></text:span><text:span text:style-name="T10">Molteplicita errata</text:span></text:p>
      <text:p text:style-name="P28"/>
      <text:p text:style-name="P6"/>
      <text:p text:style-name="P12"/>
      <text:p text:style-name="P12"/>
      <text:p text:style-name="P7"><text:span text:style-name="T6"><text:tab/>Note</text:span><text:span text:style-name="T7">:</text:span></text:p>
      <text:p text:style-name="P10"><text:tab/><text:span text:style-name="T8">R</text:span>ispetto al UC<text:span text:style-name="T20">25</text:span> riportato nel SRS sono state effettuate le seguenti modifiche (come già e<text:tab/>videnziato nelle note delle fasi precedenti):</text:p>
      <text:list xml:id="list1459787635602944301" text:style-name="L5">
        <text:list-item>
          <text:p text:style-name="P23">Non è considerato sensato effettuare una verifica di correttezza su un foglio di lavoro vuoto, un tentativo di effettuare ciò ritornerà un messaggio di errore ancor prima di effettuare le verifiche <text:span text:style-name="T22">necessarie</text:span></text:p>
        </text:list-item>
      </text:list>
      <text:p text:style-name="P9"><text:tab/></text:p>
      <text:p text:style-name="P27">I test sono generalmente scritti come effettuati su operatori diversi, in modo da verificare <text:s/>il corretto funzionamento del maggior numero possibile di ess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08:40:24.642498943</meta:creation-date>
    <dc:date>2017-06-02T12:12:14.944323319</dc:date>
    <meta:editing-duration>PT1H15M24S</meta:editing-duration>
    <meta:editing-cycles>29</meta:editing-cycles>
    <meta:generator>LibreOffice/5.1.6.2$Linux_X86_64 LibreOffice_project/10m0$Build-2</meta:generator>
    <meta:document-statistic meta:table-count="0" meta:image-count="0" meta:object-count="0" meta:page-count="2" meta:paragraph-count="34" meta:word-count="271" meta:character-count="1860" meta:non-whitespace-character-count="1617"/>
  </office:meta>
</office:document-meta>
</file>